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.4583in" table:align="left"/>
    </style:style>
    <style:style style:name="Πίνακας1.A" style:family="table-column">
      <style:table-column-properties style:column-width="1.4583in"/>
    </style:style>
    <style:style style:name="Πίνακας1.A1" style:family="table-cell">
      <style:table-cell-properties fo:padding="0.0382in" fo:border="0.05pt solid #000000"/>
    </style:style>
    <style:style style:name="Πίνακας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paragraph-rsid="0015c474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l" fo:country="GR" officeooo:paragraph-rsid="0015c474"/>
    </style:style>
    <style:style style:name="P3" style:family="paragraph" style:parent-style-name="Text_20_body">
      <style:paragraph-properties fo:text-align="justify" style:justify-single-word="false"/>
      <style:text-properties fo:language="el" fo:country="GR" officeooo:paragraph-rsid="0015c474"/>
    </style:style>
    <style:style style:name="P4" style:family="paragraph" style:parent-style-name="Text_20_body">
      <style:paragraph-properties fo:text-align="justify" style:justify-single-word="false"/>
      <style:text-properties fo:language="el" fo:country="GR" fo:font-weight="bold" officeooo:paragraph-rsid="0015c474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el" fo:country="GR" fo:font-weight="bold" officeooo:rsid="001a51f7" officeooo:paragraph-rsid="001a51f7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el" fo:country="GR" fo:font-weight="normal" officeooo:rsid="0015c474" officeooo:paragraph-rsid="0015c474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language="el" fo:country="GR" fo:font-weight="normal" officeooo:rsid="00177758" officeooo:paragraph-rsid="00177758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el" fo:country="GR" fo:font-weight="normal" officeooo:rsid="001a51f7" officeooo:paragraph-rsid="001a51f7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el" fo:country="GR" fo:font-weight="normal" officeooo:rsid="001df0a5" officeooo:paragraph-rsid="001df0a5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el" fo:country="GR" fo:font-weight="normal" officeooo:rsid="0020648d" officeooo:paragraph-rsid="0020648d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el" fo:country="GR" fo:font-weight="normal" officeooo:rsid="00243663" officeooo:paragraph-rsid="00243663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l" fo:country="GR" fo:font-weight="normal" officeooo:rsid="00264ab4" officeooo:paragraph-rsid="00264ab4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el" fo:country="GR" fo:font-weight="normal" officeooo:rsid="002b828b" officeooo:paragraph-rsid="002b828b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officeooo:paragraph-rsid="00243663"/>
    </style:style>
    <style:style style:name="P15" style:family="paragraph" style:parent-style-name="Text_20_body">
      <style:paragraph-properties fo:text-align="justify" style:justify-single-word="false"/>
      <style:text-properties officeooo:paragraph-rsid="002e7a28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264ab4" officeooo:paragraph-rsid="00264ab4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en" fo:country="US" fo:font-weight="normal" officeooo:rsid="001df0a5" officeooo:paragraph-rsid="001df0a5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language="en" fo:country="US" fo:font-weight="normal" officeooo:rsid="0020648d" officeooo:paragraph-rsid="0020648d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en" fo:country="US" fo:font-weight="normal" officeooo:rsid="0028daf5" officeooo:paragraph-rsid="002b828b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rsid="002b828b" officeooo:paragraph-rsid="002b828b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2d90c5" officeooo:paragraph-rsid="002d90c5"/>
    </style:style>
    <style:style style:name="P22" style:family="paragraph" style:parent-style-name="Text_20_body">
      <style:paragraph-properties fo:text-align="justify" style:justify-single-word="false"/>
      <style:text-properties fo:font-weight="bold" officeooo:paragraph-rsid="0024b287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paragraph-rsid="002db63a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30c652" officeooo:paragraph-rsid="0030c652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text-position="0% 100%" fo:language="el" fo:country="GR" fo:font-weight="normal" officeooo:rsid="002d90c5" officeooo:paragraph-rsid="002d90c5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5c474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264ab4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paragraph-rsid="002e539f"/>
    </style:style>
    <style:style style:name="P29" style:family="paragraph" style:parent-style-name="Text_20_body" style:list-style-name="L2">
      <style:paragraph-properties fo:text-align="justify" style:justify-single-word="false"/>
      <style:text-properties officeooo:paragraph-rsid="00301ac1"/>
    </style:style>
    <style:style style:name="P30" style:family="paragraph" style:parent-style-name="Text_20_body">
      <style:paragraph-properties fo:text-align="justify" style:justify-single-word="false"/>
      <style:text-properties officeooo:paragraph-rsid="003a02c6"/>
    </style:style>
    <style:style style:name="P31" style:family="paragraph" style:parent-style-name="Text_20_body">
      <style:paragraph-properties fo:text-align="justify" style:justify-single-word="false"/>
      <style:text-properties officeooo:paragraph-rsid="003bcb08"/>
    </style:style>
    <style:style style:name="P32" style:family="paragraph" style:parent-style-name="Text_20_body">
      <style:paragraph-properties fo:text-align="justify" style:justify-single-word="false"/>
      <style:text-properties officeooo:paragraph-rsid="003e4462"/>
    </style:style>
    <style:style style:name="P33" style:family="paragraph" style:parent-style-name="Text_20_body">
      <style:paragraph-properties fo:text-align="justify" style:justify-single-word="false"/>
      <style:text-properties officeooo:paragraph-rsid="0040934f"/>
    </style:style>
    <style:style style:name="P34" style:family="paragraph" style:parent-style-name="Text_20_body" style:list-style-name="L1">
      <style:paragraph-properties fo:text-align="justify" style:justify-single-word="false"/>
      <style:text-properties fo:language="en" fo:country="US" officeooo:rsid="0028bfe2" officeooo:paragraph-rsid="0028bfe2"/>
    </style:style>
    <style:style style:name="P35" style:family="paragraph" style:parent-style-name="Text_20_body" style:list-style-name="L2">
      <style:paragraph-properties fo:text-align="justify" style:justify-single-word="false"/>
      <style:text-properties style:text-position="0% 100%" fo:language="el" fo:country="GR" fo:font-weight="normal" officeooo:rsid="002e539f" officeooo:paragraph-rsid="002e539f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position="0% 100%" fo:language="el" fo:country="GR" fo:font-weight="normal" officeooo:rsid="00301ac1" officeooo:paragraph-rsid="002e7a28" style:font-weight-asian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text-position="0% 100%" fo:language="el" fo:country="GR" fo:font-weight="normal" officeooo:rsid="0030c652" officeooo:paragraph-rsid="0030c652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text-position="0% 100%" fo:language="el" fo:country="GR" fo:font-weight="normal" officeooo:rsid="00346c5d" officeooo:paragraph-rsid="00346c5d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language="el" fo:country="GR" fo:font-weight="normal" officeooo:rsid="00368b9f" officeooo:paragraph-rsid="00368b9f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text-position="0% 100%" fo:language="el" fo:country="GR" fo:font-weight="normal" officeooo:rsid="0038d524" officeooo:paragraph-rsid="0038d524" style:font-weight-asian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language="el" fo:country="GR" fo:font-weight="normal" officeooo:rsid="0040934f" officeooo:paragraph-rsid="0040934f" style:font-weight-asian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rsid="003e4462" officeooo:paragraph-rsid="003e4462"/>
    </style:style>
    <style:style style:name="P43" style:family="paragraph" style:parent-style-name="Text_20_body">
      <style:paragraph-properties fo:text-align="justify" style:justify-single-word="false"/>
      <style:text-properties fo:font-weight="normal" officeooo:paragraph-rsid="003e4462" style:font-weight-asian="normal" style:font-weight-complex="normal"/>
    </style:style>
    <style:style style:name="P44" style:family="paragraph">
      <loext:graphic-properties draw:fill="solid" draw:fill-color="#ffffff"/>
    </style:style>
    <style:style style:name="P45" style:family="paragraph">
      <style:paragraph-properties fo:text-align="center"/>
    </style:style>
    <style:style style:name="T1" style:family="text">
      <style:text-properties officeooo:rsid="001fae5f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officeooo:rsid="00243663" style:font-weight-asian="normal" style:font-weight-complex="normal"/>
    </style:style>
    <style:style style:name="T4" style:family="text">
      <style:text-properties fo:language="en" fo:country="US" fo:font-weight="normal" officeooo:rsid="00264ab4" style:font-weight-asian="normal" style:font-weight-complex="normal"/>
    </style:style>
    <style:style style:name="T5" style:family="text">
      <style:text-properties fo:language="en" fo:country="US" fo:font-weight="normal" officeooo:rsid="00289bbc" style:font-weight-asian="normal" style:font-weight-complex="normal"/>
    </style:style>
    <style:style style:name="T6" style:family="text">
      <style:text-properties fo:language="el" fo:country="GR"/>
    </style:style>
    <style:style style:name="T7" style:family="text">
      <style:text-properties fo:language="el" fo:country="GR" fo:font-weight="normal" style:font-weight-asian="normal" style:font-weight-complex="normal"/>
    </style:style>
    <style:style style:name="T8" style:family="text">
      <style:text-properties fo:language="el" fo:country="GR" fo:font-weight="normal" officeooo:rsid="00243663" style:font-weight-asian="normal" style:font-weight-complex="normal"/>
    </style:style>
    <style:style style:name="T9" style:family="text">
      <style:text-properties fo:language="el" fo:country="GR" fo:font-weight="normal" officeooo:rsid="00289bbc" style:font-weight-asian="normal" style:font-weight-complex="normal"/>
    </style:style>
    <style:style style:name="T10" style:family="text">
      <style:text-properties fo:language="el" fo:country="GR" fo:font-weight="normal" officeooo:rsid="0028daf5" style:font-weight-asian="normal" style:font-weight-complex="normal"/>
    </style:style>
    <style:style style:name="T11" style:family="text">
      <style:text-properties fo:language="el" fo:country="GR" fo:font-weight="normal" officeooo:rsid="002bcd03" style:font-weight-asian="normal" style:font-weight-complex="normal"/>
    </style:style>
    <style:style style:name="T12" style:family="text">
      <style:text-properties fo:language="el" fo:country="GR" fo:font-weight="normal" officeooo:rsid="002cac6a" style:font-weight-asian="normal" style:font-weight-complex="normal"/>
    </style:style>
    <style:style style:name="T13" style:family="text">
      <style:text-properties fo:language="el" fo:country="GR" officeooo:rsid="00243663"/>
    </style:style>
    <style:style style:name="T14" style:family="text">
      <style:text-properties fo:language="el" fo:country="GR" officeooo:rsid="0024b287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9bbc" style:font-weight-asian="normal" style:font-weight-complex="normal"/>
    </style:style>
    <style:style style:name="T17" style:family="text">
      <style:text-properties fo:font-weight="normal" officeooo:rsid="0028daf5" style:font-weight-asian="normal" style:font-weight-complex="normal"/>
    </style:style>
    <style:style style:name="T18" style:family="text">
      <style:text-properties style:text-position="sub 58%" fo:language="el" fo:country="GR" fo:font-weight="normal" officeooo:rsid="002e539f" style:font-weight-asian="normal" style:font-weight-complex="normal"/>
    </style:style>
    <style:style style:name="T19" style:family="text">
      <style:text-properties style:text-position="sub 58%" fo:language="el" fo:country="GR" fo:font-weight="normal" officeooo:rsid="002fa310" style:font-weight-asian="normal" style:font-weight-complex="normal"/>
    </style:style>
    <style:style style:name="T20" style:family="text">
      <style:text-properties style:text-position="sub 58%" fo:language="el" fo:country="GR" fo:font-weight="normal" officeooo:rsid="00301ac1" style:font-weight-asian="normal" style:font-weight-complex="normal"/>
    </style:style>
    <style:style style:name="T21" style:family="text">
      <style:text-properties style:text-position="sub 58%" fo:font-weight="normal" style:font-weight-asian="normal" style:font-weight-complex="normal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0% 100%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language="el" fo:country="GR"/>
    </style:style>
    <style:style style:name="T26" style:family="text">
      <style:text-properties style:text-position="0% 100%" fo:language="el" fo:country="GR" fo:font-weight="normal" style:font-weight-asian="normal" style:font-weight-complex="normal"/>
    </style:style>
    <style:style style:name="T27" style:family="text">
      <style:text-properties style:text-position="0% 100%" fo:language="el" fo:country="GR" fo:font-weight="normal" officeooo:rsid="002e539f" style:font-weight-asian="normal" style:font-weight-complex="normal"/>
    </style:style>
    <style:style style:name="T28" style:family="text">
      <style:text-properties style:text-position="0% 100%" fo:language="el" fo:country="GR" fo:font-weight="normal" officeooo:rsid="002e7a28" style:font-weight-asian="normal" style:font-weight-complex="normal"/>
    </style:style>
    <style:style style:name="T29" style:family="text">
      <style:text-properties style:text-position="0% 100%" fo:language="el" fo:country="GR" fo:font-weight="normal" officeooo:rsid="002fa310" style:font-weight-asian="normal" style:font-weight-complex="normal"/>
    </style:style>
    <style:style style:name="T30" style:family="text">
      <style:text-properties style:text-position="0% 100%" fo:language="el" fo:country="GR" fo:font-weight="normal" officeooo:rsid="00301ac1" style:font-weight-asian="normal" style:font-weight-complex="normal"/>
    </style:style>
    <style:style style:name="T31" style:family="text">
      <style:text-properties style:text-position="0% 100%" fo:language="el" fo:country="GR" fo:font-weight="normal" officeooo:rsid="0030c652" style:font-weight-asian="normal" style:font-weight-complex="normal"/>
    </style:style>
    <style:style style:name="T32" style:family="text">
      <style:text-properties style:text-position="0% 100%" fo:language="el" fo:country="GR" fo:font-weight="normal" officeooo:rsid="003bcb08" style:font-weight-asian="normal" style:font-weight-complex="normal"/>
    </style:style>
    <style:style style:name="T33" style:family="text">
      <style:text-properties style:text-position="0% 100%" fo:language="el" fo:country="GR" fo:font-weight="normal" officeooo:rsid="0040934f" style:font-weight-asian="normal" style:font-weight-complex="normal"/>
    </style:style>
    <style:style style:name="T34" style:family="text">
      <style:text-properties style:text-position="0% 100%" fo:language="el" fo:country="GR" fo:font-weight="normal" officeooo:rsid="00410be4" style:font-weight-asian="normal" style:font-weight-complex="normal"/>
    </style:style>
    <style:style style:name="T35" style:family="text">
      <style:text-properties style:text-position="0% 100%" fo:language="el" fo:country="GR" officeooo:rsid="00243663"/>
    </style:style>
    <style:style style:name="T36" style:family="text">
      <style:text-properties style:text-position="0% 100%" fo:language="el" fo:country="GR" officeooo:rsid="002db63a"/>
    </style:style>
    <style:style style:name="T37" style:family="text">
      <style:text-properties style:text-position="0% 100%" fo:language="el" fo:country="GR" officeooo:rsid="00301ac1"/>
    </style:style>
    <style:style style:name="T38" style:family="text">
      <style:text-properties style:text-position="0% 100%" fo:language="el" fo:country="GR" fo:font-weight="bold" officeooo:rsid="00301ac1" style:font-weight-asian="bold" style:font-weight-complex="bold"/>
    </style:style>
    <style:style style:name="T39" style:family="text">
      <style:text-properties style:text-position="0% 100%" fo:language="el" fo:country="GR" fo:font-weight="bold" officeooo:rsid="0030c652" style:font-weight-asian="bold" style:font-weight-complex="bold"/>
    </style:style>
    <style:style style:name="T40" style:family="text">
      <style:text-properties style:text-position="0% 100%" fo:language="el" fo:country="GR" fo:font-weight="bold" officeooo:rsid="003a02c6" style:font-weight-asian="bold" style:font-weight-complex="bold"/>
    </style:style>
    <style:style style:name="T41" style:family="text">
      <style:text-properties style:text-position="0% 100%" fo:language="el" fo:country="GR" fo:font-weight="bold" officeooo:rsid="003e4462" style:font-weight-asian="bold" style:font-weight-complex="bold"/>
    </style:style>
    <style:style style:name="T42" style:family="text">
      <style:text-properties style:text-position="0% 100%" fo:language="el" fo:country="GR" officeooo:rsid="0030c652"/>
    </style:style>
    <style:style style:name="T43" style:family="text">
      <style:text-properties style:text-position="0% 100%" fo:language="en" fo:country="US" fo:font-weight="normal" officeooo:rsid="002e539f" style:font-weight-asian="normal" style:font-weight-complex="normal"/>
    </style:style>
    <style:style style:name="T44" style:family="text">
      <style:text-properties style:text-position="0% 100%" fo:language="en" fo:country="US" fo:font-weight="normal" officeooo:rsid="00301ac1" style:font-weight-asian="normal" style:font-weight-complex="normal"/>
    </style:style>
    <style:style style:name="T45" style:family="text">
      <style:text-properties style:text-position="0% 100%" officeooo:rsid="0030c652"/>
    </style:style>
    <style:style style:name="T46" style:family="text">
      <style:text-properties style:text-position="0% 100%" fo:language="en" fo:country="US"/>
    </style:style>
    <style:style style:name="T47" style:family="text">
      <style:text-properties officeooo:rsid="0035f6be"/>
    </style:style>
    <style:style style:name="T48" style:family="text">
      <style:text-properties officeooo:rsid="00368b9f"/>
    </style:style>
    <style:style style:name="T49" style:family="text">
      <style:text-properties officeooo:rsid="0037be29"/>
    </style:style>
    <style:style style:name="T50" style:family="text">
      <style:text-properties officeooo:rsid="00410be4"/>
    </style:style>
    <style:style style:name="T51" style:family="text">
      <style:text-properties officeooo:rsid="00413111"/>
    </style:style>
    <style:style style:name="T52" style:family="text">
      <style:text-properties fo:font-size="20pt" fo:language="el" fo:country="GR" fo:font-weight="bold" style:font-size-asian="20pt" style:font-weight-asian="bold" style:font-size-complex="20pt" style:font-weight-complex="bold"/>
    </style:style>
    <style:style style:name="T53" style:family="text">
      <style:text-properties fo:font-size="20pt" fo:language="el" fo:country="GR" fo:font-weight="bold" officeooo:rsid="00413111" style:font-size-asian="20pt" style:font-weight-asian="bold" style:font-size-complex="20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2102in" fo:min-width="0.5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ΛΗ417 - Τεχνητή Νοημοσύνη</text:p>
      <text:p text:style-name="P26"><text:span text:style-name="T53">2</text:span><text:span text:style-name="T52">η Σειρά Θεωρητικών Ασκήσεων</text:span></text:p>
      <text:p text:style-name="P3"/>
      <text:p text:style-name="P3"/>
      <table:table table:name="Πίνακας1" table:style-name="Πίνακας1">
        <table:table-column table:style-name="Πίνακας1.A"/>
        <table:table-row>
          <table:table-cell table:style-name="Πίνακας1.A1" office:value-type="string">
            <text:p text:style-name="P2">Μανώλης Πετράκος</text:p>
          </table:table-cell>
        </table:table-row>
        <table:table-row>
          <table:table-cell table:style-name="Πίνακας1.A2" office:value-type="string">
            <text:p text:style-name="P2">ΑΜ 2014030009</text:p>
          </table:table-cell>
        </table:table-row>
      </table:table>
      <text:p text:style-name="P3"/>
      <text:p text:style-name="P3"/>
      <text:p text:style-name="P4"><text:span text:style-name="T1">Άσκηση </text:span>1)</text:p>
      <text:p text:style-name="P6"><draw:frame draw:style-name="fr2" draw:name="Object2" text:anchor-type="as-char" svg:y="-0.1484in" svg:width="4.4189in" svg:height="0.1839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7"><draw:frame draw:style-name="fr2" draw:name="Object1" text:anchor-type="as-char" svg:y="-0.152in" svg:width="3.6909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2" draw:name="Object3" text:anchor-type="as-char" svg:y="-0.152in" svg:width="6.3339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2" draw:name="Object4" text:anchor-type="as-char" svg:y="-0.152in" svg:width="1.5402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Object5" text:anchor-type="as-char" svg:y="-0.152in" svg:width="6.0693in" svg:height="0.212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5">Άσκηση 2)</text:p>
      <text:p text:style-name="P8"><draw:frame draw:style-name="fr2" draw:name="Object7" text:anchor-type="as-char" svg:y="-0.1484in" svg:width="1.7429in" svg:height="0.1839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9"><text:span text:style-name="T2">i</text:span>) <draw:frame draw:style-name="fr2" draw:name="Object6" text:anchor-type="as-char" svg:y="-0.152in" svg:width="1.7902in" svg:height="0.199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7">ii) <draw:frame draw:style-name="fr2" draw:name="Object8" text:anchor-type="as-char" svg:y="-0.152in" svg:width="2.0098in" svg:height="0.199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7">iii) <draw:frame draw:style-name="fr2" draw:name="Object9" text:anchor-type="as-char" svg:y="-0.152in" svg:width="2.0098in" svg:height="0.199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0">Λόγο της ιδιότητας της αντιθετοαντιστροφής<draw:frame draw:style-name="fr2" draw:name="Object10" text:anchor-type="as-char" svg:y="-0.152in" svg:width="1.2402in" svg:height="0.1992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ισχύει το <text:span text:style-name="T2">ii).</text:span></text:p>
      <text:p text:style-name="P18"/>
      <text:p text:style-name="P14"><text:span text:style-name="T8">Η πρόταση </text:span><text:span text:style-name="T3">i) </text:span><text:span text:style-name="T8">δεν δίνει πληροφορία για το τι κάνει ο Γ αν δεν διψάει. Δηλαδή:</text:span></text:p>
      <text:p text:style-name="P17"><draw:frame draw:style-name="fr3" draw:name="Object11" text:anchor-type="char" svg:y="0.0217in" svg:width="2.9772in" svg:height="0.1992in" draw:z-index="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4"><text:span text:style-name="T8">Άρα η </text:span><text:span text:style-name="T3">iii) </text:span><text:span text:style-name="T8">είναι αληθής σε κάποια μοντέλα και είναι ικανοποιήσιμη.</text:span></text:p>
      <text:p text:style-name="P11"/>
      <text:p text:style-name="P22"><text:span text:style-name="T13">Άσκηση </text:span><text:span text:style-name="T14">3</text:span><text:span text:style-name="T13">)</text:span></text:p>
      <text:p text:style-name="P16"><text:span text:style-name="T13">Μ</text:span><text:span text:style-name="T6">εταβλητές: Ο το σετ από ν*ν μεταβλητές που αντιπροσωπεύουν τα κελιά της σκακιέρας.</text:span></text:p>
      <text:p text:style-name="P12">Πεδίο ορισμού: {0,1}. Δείχνει αν υπάρχει ή δεν υπάρχει ίππος στο κελί.</text:p>
      <text:p text:style-name="P12">Περιορισμοί:</text:p>
      <text:list xml:id="list1066831454" text:style-name="L1">
        <text:list-item>
          <text:p text:style-name="P27"><text:soft-page-break/><text:span text:style-name="T4"><draw:frame draw:style-name="fr2" draw:name="Object12" text:anchor-type="as-char" svg:y="-0.1484in" svg:width="0.8161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9">όπου </text:span><text:span text:style-name="T5">i, j </text:span><text:span text:style-name="T9">συντεταγμένες του κελιού. Πρέπει τα κελιά να είναι μέσα στην σκακιέρα.</text:span></text:p>
        </text:list-item>
        <text:list-item>
          <text:p text:style-name="P27"><text:span text:style-name="T9"><draw:frame draw:style-name="fr2" draw:name="Object13" text:anchor-type="as-char" svg:y="-0.1701in" svg:width="1.048in" svg:height="0.230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">k </text:span><text:span text:style-name="T9">κελιά έχουν ίππο.</text:span></text:p>
        </text:list-item>
        <text:list-item>
          <text:p text:style-name="P34"><text:span text:style-name="T16"><draw:frame draw:style-name="fr2" draw:name="Object15" text:anchor-type="as-char" svg:y="-0.1484in" svg:width="4.8937in" svg:height="0.2091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Όπου Κ το σετ των δυνατών κινήσεων.</text:span></text:p>
        </text:list-item>
        <text:list-item>
          <text:p text:style-name="P27"><text:span text:style-name="T9"><draw:frame draw:style-name="fr2" draw:name="Object14" text:anchor-type="as-char" svg:y="-0.152in" svg:width="2.2563in" svg:height="0.2126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Για κάθε κελί που έχει ίππο, δεν υπάρχουν ίπποι στα κελιά που μπορεί να κινηθεί.</text:span></text:p>
        </text:list-item>
      </text:list>
      <text:p text:style-name="P19"/>
      <text:p text:style-name="P20"><text:span text:style-name="T17">M</text:span><text:span text:style-name="T15">in-conflicts </text:span><text:span text:style-name="T7">τοπική αναζήτηση.</text:span></text:p>
      <text:p text:style-name="P13">Συνάρτηση κόστους κελιού: Πόσοι ίπποι το απειλούν.</text:p>
      <text:p text:style-name="P20"><text:span text:style-name="T7">Κινήσεις: Σε κάθε επανάληψη διαλέγει από τα κελιά που έχουν ίππο, αυτό με το μεγαλύτερο κόστος. Μεταφέρει τον ίππο του σε</text:span><text:span text:style-name="T11"> ένα κελί που δεν έχει ίππο και έχει το ελάχιστο κόστος. </text:span><text:span text:style-name="T12">Συνεχίζει μέχρι να βρεθεί λύση.</text:span></text:p>
      <text:p text:style-name="P21"><text:span text:style-name="T12">Μ</text:span><text:span text:style-name="T7">ορφή πλήρης κατάστασης: Ο πίνακας Ο</text:span><text:span text:style-name="T21">ij</text:span><text:span text:style-name="T24"> </text:span><text:span text:style-name="T26">από τα κελιά της σκακιέρας.</text:span></text:p>
      <text:p text:style-name="P25"/>
      <text:p text:style-name="P23"><text:span text:style-name="T35">Άσκηση </text:span><text:span text:style-name="T36">4</text:span><text:span text:style-name="T35">)</text:span></text:p>
      <text:list xml:id="list2281840663" text:style-name="L2">
        <text:list-item>
          <text:p text:style-name="P28"><text:span text:style-name="T27">Επεκτείνει όλους τις κινήσεις μέχρι βάθος </text:span><text:span text:style-name="T43">d</text:span><text:span text:style-name="T28">+1</text:span><text:span text:style-name="T43"> </text:span><text:span text:style-name="T27">με την συνάρτηση χρησιμότητας </text:span><text:span text:style-name="T43">e</text:span><text:span text:style-name="T18">Β</text:span><text:span text:style-name="T27">. Έτσι γνωρίζει πως θα αντιδράσει ο Β σε κάθε κίνηση. </text:span></text:p>
        </text:list-item>
        <text:list-item>
          <text:p text:style-name="P35">Κρατάει αυτές που ισοβαθμούν με την καλύτερη τιμή.</text:p>
        </text:list-item>
        <text:list-item>
          <text:p text:style-name="P29"><text:span text:style-name="T29">Υπολογίζει πάλι τα φύλλα τους με την συνάρτηση </text:span><text:span text:style-name="T27">χρησιμότητας </text:span><text:span text:style-name="T43">e</text:span><text:span text:style-name="T19">Α</text:span><text:span text:style-name="T27">. </text:span><text:span text:style-name="T29">Κρατάει αυτήν όπου η χαμηλότερη τιμή μεταξύ των φύλλων της είναι μεγαλύτερη από </text:span><text:span text:style-name="T30">την </text:span><text:span text:style-name="T29">χαμηλότερη τιμή μεταξύ των φύλλων των υπολοίπων. </text:span><text:span text:style-name="T30">( </text:span><text:span text:style-name="T44">max</text:span><text:span text:style-name="T20">κίνηση</text:span><text:span text:style-name="T44">(min</text:span><text:span text:style-name="T20">φύλλο</text:span><text:span text:style-name="T44">(e))</text:span></text:p>
        </text:list-item>
      </text:list>
      <text:p text:style-name="P15"><text:span text:style-name="T28">Έτσι, </text:span><text:span text:style-name="T30">ακόμα και αν ο Β επιλέγει πάντα την καλύτερη κίνηση σε περίπτωση ισοβαθμίας, ο Α θα του έχει δώσει την επιλογή με το λιγότερο δυνατόν συμφέρον.</text:span></text:p>
      <text:p text:style-name="P36"/>
      <text:p text:style-name="P24"><text:span text:style-name="T37">Ά</text:span><text:span text:style-name="T25">σκηση 5)</text:span></text:p>
      <text:p text:style-name="P37"><draw:frame draw:style-name="fr2" draw:name="Object16" text:anchor-type="as-char" svg:y="-0.1484in" svg:width="2.7602in" svg:height="0.183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7"/>
      <text:p text:style-name="P37"><draw:frame draw:style-name="fr1" draw:name="Object17" text:anchor-type="as-char" svg:y="-0.152in" svg:width="5.7638in" svg:height="0.1992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8">Γίνεται:</text:p>
      <text:p text:style-name="P37"><draw:frame draw:style-name="fr1" draw:name="Object18" text:anchor-type="as-char" svg:y="-0.152in" svg:width="5.3in" svg:height="0.199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7"><draw:frame draw:style-name="fr1" draw:name="Object19" text:anchor-type="as-char" svg:y="-0.152in" svg:width="4.6299in" svg:height="0.199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37"><draw:frame draw:style-name="fr1" draw:name="Object20" text:anchor-type="as-char" svg:y="-0.152in" svg:width="2.4098in" svg:height="0.199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47">(Παραγοντοποίηση)</text:span></text:p>
      <text:p text:style-name="P37"/>
      <text:p text:style-name="P39"><text:soft-page-break/>Έστω ότι ο Κούλης είναι μητέρα του <text:span text:style-name="T49">Βόλφγκανγκ.</text:span></text:p>
      <text:p text:style-name="P39"><draw:line text:anchor-type="paragraph" draw:z-index="22" draw:name="Shape1" draw:style-name="gr2" draw:text-style-name="P45" svg:x1="1.3134in" svg:y1="0.202in" svg:x2="2.7843in" svg:y2="0.6492in"><text:p/></draw:line><draw:line text:anchor-type="paragraph" draw:z-index="25" draw:name="Shape2_0" draw:style-name="gr2" draw:text-style-name="P45" svg:x1="2.7839in" svg:y1="0.202in" svg:x2="2.7839in" svg:y2="0.6492in"><text:p/></draw:line><draw:frame draw:style-name="fr1" draw:name="Object21" text:anchor-type="as-char" svg:y="-0.152in" svg:width="2.4098in" svg:height="0.199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text:s/><draw:frame draw:style-name="fr1" draw:name="Object22" text:anchor-type="as-char" svg:y="-0.152in" svg:width="1.0772in" svg:height="0.199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9"/>
      <text:p text:style-name="P39"><draw:line text:anchor-type="paragraph" draw:z-index="27" draw:name="Shape2_1" draw:style-name="gr2" draw:text-style-name="P45" svg:x1="2.7839in" svg:y1="0.202in" svg:x2="2.7839in" svg:y2="0.6492in"><text:p/></draw:line><draw:line text:anchor-type="paragraph" draw:z-index="26" draw:name="Shape3" draw:style-name="gr2" draw:text-style-name="P45" svg:x1="1.8681in" svg:y1="0.202in" svg:x2="2.7843in" svg:y2="0.6492in"><text:p/></draw:line><text:tab/><text:tab/> <text:s text:c="5"/><draw:frame draw:style-name="fr1" draw:name="Object24" text:anchor-type="as-char" svg:y="-0.152in" svg:width="1.1429in" svg:height="0.1992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<draw:frame draw:style-name="fr1" draw:name="Object23" text:anchor-type="as-char" svg:y="-0.152in" svg:width="1.2484in" svg:height="0.1992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9"/>
      <text:p text:style-name="P39"><draw:custom-shape text:anchor-type="paragraph" draw:z-index="28" draw:name="Shape4" draw:style-name="gr1" draw:text-style-name="P44" svg:width="0.5016in" svg:height="0.2106in" svg:x="2.5244in" svg:y="0.0035in"><text:p/><draw:enhanced-geometry svg:viewBox="0 0 21600 21600" draw:type="rectangle" draw:enhanced-path="M 0 0 L 21600 0 21600 21600 0 21600 0 0 Z N"/></draw:custom-shape></text:p>
      <text:p text:style-name="P40">Καταλήγει σε άτοπο, άρα ο Κούλης δεν είναι <text:span text:style-name="T48">μητέρα του </text:span><text:span text:style-name="T49">Βόλφγκανγκ.</text:span></text:p>
      <text:p text:style-name="P40"/>
      <text:p text:style-name="P30"><text:span text:style-name="T38">Ά</text:span><text:span text:style-name="T39">σκηση </text:span><text:span text:style-name="T40">6</text:span><text:span text:style-name="T39">)</text:span></text:p>
      <text:p text:style-name="P31"><text:span text:style-name="T31">Ο</text:span><text:span text:style-name="T32">ι προτάσεις α, β είναι αιτιολογικοί κανόνες και ισοδυναμούν με τους διαγνωστικούς κανόνες:</text:span></text:p>
      <text:p text:style-name="P31"><text:span text:style-name="T32"><draw:frame draw:style-name="fr1" draw:name="Object25" text:anchor-type="as-char" svg:y="-0.152in" svg:width="1.9937in" svg:height="0.1992in" draw:z-index="29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1"><text:span text:style-name="T32"><draw:frame draw:style-name="fr1" draw:name="Object26" text:anchor-type="as-char" svg:y="-0.152in" svg:width="2.2126in" svg:height="0.1992in" draw:z-index="3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42"><text:span text:style-name="T32">Ο</text:span><text:span text:style-name="T26">ι οποίοι ισοδυναμούν με:</text:span></text:p>
      <text:p text:style-name="P42"><text:span text:style-name="T26"><draw:frame draw:style-name="fr1" draw:name="Object27" text:anchor-type="as-char" svg:y="-0.152in" svg:width="2.0126in" svg:height="0.1992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42"><text:span text:style-name="T26"/></text:p>
      <text:p text:style-name="P32"><text:span text:style-name="T38">Ά</text:span><text:span text:style-name="T39">σκηση </text:span><text:span text:style-name="T41">7</text:span><text:span text:style-name="T39">)</text:span></text:p>
      <text:p text:style-name="P43"><text:span text:style-name="T42"><draw:frame draw:style-name="fr1" draw:name="Object28" text:anchor-type="as-char" svg:y="-0.152in" svg:width="2.3319in" svg:height="0.2126in" draw:z-index="3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1"><text:span text:style-name="T45">Ε</text:span><text:span text:style-name="T23">φόσον </text:span><text:span text:style-name="T46">m</text:span><text:span text:style-name="T22">i</text:span><text:span text:style-name="T46">, q</text:span><text:span text:style-name="T22">i</text:span><text:span text:style-name="T46">, p </text:span><text:span text:style-name="T23">είναι ατομικές προτάσεις:</text:span></text:p>
      <text:p text:style-name="P41"><text:span text:style-name="T23"><draw:frame draw:style-name="fr1" draw:name="Object29" text:anchor-type="as-char" svg:y="-0.152in" svg:width="3.1189in" svg:height="0.2126in" draw:z-index="3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41"><text:span text:style-name="T23">Αντικαθιστώντας </text:span><text:span text:style-name="T23"><draw:frame draw:style-name="fr1" draw:name="Object30" text:anchor-type="as-char" svg:y="-0.1484in" svg:width="0.7228in" svg:height="0.2091in" draw:z-index="34"><draw:object xlink:href="./Object 30" xlink:type="simple" xlink:show="embed" xlink:actuate="onLoad"/><draw:image xlink:href="./ObjectReplacements/Object 30" xlink:type="simple" xlink:show="embed" xlink:actuate="onLoad"/></draw:frame></text:span><text:span text:style-name="T23">:</text:span></text:p>
      <text:p text:style-name="P41"><text:span text:style-name="T23"><draw:frame draw:style-name="fr1" draw:name="Object31" text:anchor-type="as-char" svg:y="-0.152in" svg:width="3.0189in" svg:height="0.2126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33"><text:span text:style-name="T33">Είναι ο </text:span><text:span text:style-name="T23">Generalized Modus Ponens </text:span><text:span text:style-name="T33">κανόνας και είναι ορθ</text:span><text:span text:style-name="T34">ό</text:span><text:span text:style-name="T33">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8:25:16.225000000</meta:creation-date>
    <dc:date>2020-05-27T14:16:38.094000000</dc:date>
    <meta:editing-duration>PT2H48M9S</meta:editing-duration>
    <meta:editing-cycles>41</meta:editing-cycles>
    <meta:generator>LibreOffice/6.4.4.2$Windows_X86_64 LibreOffice_project/3d775be2011f3886db32dfd395a6a6d1ca2630ff</meta:generator>
    <meta:document-statistic meta:table-count="1" meta:image-count="0" meta:object-count="31" meta:page-count="3" meta:paragraph-count="59" meta:word-count="340" meta:character-count="2028" meta:non-whitespace-character-count="1722"/>
  </office:meta>
</office:document-meta>
</file>

<file path=Object 1/content.xml><?xml version="1.0" encoding="utf-8"?>
<math xmlns="http://www.w3.org/1998/Math/MathML" display="block">
  <semantics>
    <mrow>
      <mi mathvariant="italic">Βρίσκεται</mi>
      <mrow>
        <mrow>
          <mo fence="true" stretchy="false">(</mo>
          <mrow>
            <mrow>
              <mi>Σ</mi>
              <mi>,</mi>
              <mi>Β</mi>
            </mrow>
          </mrow>
          <mo fence="true" stretchy="false">)</mo>
        </mrow>
        <mo stretchy="false">∨</mo>
        <mi mathvariant="italic">Βρίσκεται</mi>
      </mrow>
      <mrow>
        <mrow>
          <mo fence="true" stretchy="false">(</mo>
          <mrow>
            <mrow>
              <mi>Σ</mi>
              <mi>,</mi>
              <mi>Μ</mi>
            </mrow>
          </mrow>
          <mo fence="true" stretchy="false">)</mo>
        </mrow>
        <mo stretchy="false">∨</mo>
        <mi mathvariant="italic">Βρίσκεται</mi>
      </mrow>
      <mrow>
        <mo fence="true" stretchy="false">(</mo>
        <mrow>
          <mrow>
            <mi>Σ</mi>
            <mi>,</mi>
            <mi>Τ</mi>
          </mrow>
        </mrow>
        <mo fence="true" stretchy="false">)</mo>
      </mrow>
    </mrow>
    <annotation encoding="StarMath 5.0">Βρίσκεται(Σ,Β) or Βρίσκεται(Σ,Μ) or Βρίσκεται(Σ,Τ)</annotation>
  </semantics>
</math>
</file>

<file path=Object 10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fence="true" stretchy="false">(</mo>
          <mrow>
            <mrow>
              <mrow>
                <mo stretchy="false">¬</mo>
                <mi>b</mi>
              </mrow>
              <mo stretchy="false">⇒</mo>
              <mrow>
                <mo stretchy="false">¬</mo>
                <mi>a</mi>
              </mrow>
            </mrow>
          </mrow>
          <mo fence="true" stretchy="false">)</mo>
        </mrow>
      </mrow>
    </mrow>
    <annotation encoding="StarMath 5.0">a drarrow b  equiv ( neg b drarrow neg a )</annotation>
  </semantics>
</math>
</file>

<file path=Object 11/content.xml><?xml version="1.0" encoding="utf-8"?>
<math xmlns="http://www.w3.org/1998/Math/MathML" display="block">
  <semantics>
    <mrow>
      <mrow>
        <mo stretchy="false">¬</mo>
        <mi mathvariant="italic">Διψάει</mi>
      </mrow>
      <mrow>
        <mo fence="true" stretchy="false">(</mo>
        <mrow>
          <mi>Γ</mi>
        </mrow>
        <mo fence="true" stretchy="false">)</mo>
      </mrow>
      <mo stretchy="false">⇒</mo>
      <mi mathvariant="italic">Πίνει</mi>
      <mrow>
        <mrow>
          <mo fence="true" stretchy="false">(</mo>
          <mrow>
            <mrow>
              <mi>Γ</mi>
              <mi>,</mi>
              <mi>Ν</mi>
            </mrow>
          </mrow>
          <mo fence="true" stretchy="false">)</mo>
        </mrow>
        <mo stretchy="false">∨</mo>
        <mrow>
          <mo stretchy="false">¬</mo>
          <mi mathvariant="italic">Πίνει</mi>
        </mrow>
      </mrow>
      <mrow>
        <mo fence="true" stretchy="false">(</mo>
        <mrow>
          <mrow>
            <mi>Γ</mi>
            <mi>,</mi>
            <mi>Ν</mi>
          </mrow>
        </mrow>
        <mo fence="true" stretchy="false">)</mo>
      </mrow>
    </mrow>
    <annotation encoding="StarMath 5.0">neg Διψάει( Γ ) drarrow Πίνει( Γ , Ν ) or neg Πίνει( Γ , Ν )</annotation>
  </semantics>
</math>
</file>

<file path=Object 12/content.xml><?xml version="1.0" encoding="utf-8"?>
<math xmlns="http://www.w3.org/1998/Math/MathML" display="block">
  <semantics>
    <mrow>
      <mi>i</mi>
      <mi>,</mi>
      <mrow>
        <mi>j</mi>
        <mo stretchy="false">∈</mo>
        <mtext>(</mtext>
      </mrow>
      <mn>0</mn>
      <mi>,</mi>
      <mi>n</mi>
      <mtext>]</mtext>
    </mrow>
    <annotation encoding="StarMath 5.0">i, j in "(" 0 , n "]"</annotation>
  </semantics>
</math>
</file>

<file path=Object 13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sub>
                <mi>Ο</mi>
                <mi mathvariant="italic">ij</mi>
              </msub>
              <mo stretchy="false">=</mo>
              <mn>1</mn>
            </mrow>
          </mrow>
          <mo fence="true" stretchy="false">)</mo>
        </mrow>
      </mrow>
      <mo stretchy="false">=</mo>
      <mi>k</mi>
    </mrow>
    <annotation encoding="StarMath 5.0">sum ( Ο_ij = 1 ) = k</annotation>
  </semantics>
</math>
</file>

<file path=Object 14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sub>
                <mi>Ο</mi>
                <mi mathvariant="italic">ij</mi>
              </msub>
              <mo stretchy="false">=</mo>
              <mn>1</mn>
            </mrow>
          </mrow>
          <mo fence="true" stretchy="false">)</mo>
        </mrow>
        <mo stretchy="false">∉</mo>
        <mrow>
          <mo fence="true" stretchy="false">(</mo>
          <mrow>
            <mrow>
              <mrow>
                <mi>i</mi>
                <mo stretchy="false">+</mo>
                <mi>x</mi>
              </mrow>
              <mi>,</mi>
              <mrow>
                <mi>j</mi>
                <mo stretchy="false">+</mo>
                <mi>y</mi>
              </mrow>
              <mtext>|</mtext>
              <mi>x</mi>
              <mi>,</mi>
              <mrow>
                <mi>y</mi>
                <mo stretchy="false">∈</mo>
                <mi>Κ</mi>
              </mrow>
            </mrow>
          </mrow>
          <mo fence="true" stretchy="false">)</mo>
        </mrow>
      </mrow>
    </mrow>
    <annotation encoding="StarMath 5.0">forall ( Ο_ij = 1 ) notin ( i+x , j+y "|" x,y in Κ )</annotation>
  </semantics>
</math>
</file>

<file path=Object 15/content.xml><?xml version="1.0" encoding="utf-8"?>
<math xmlns="http://www.w3.org/1998/Math/MathML" display="block">
  <semantics>
    <mrow>
      <mrow>
        <msub>
          <mi>K</mi>
          <mi mathvariant="italic">xy</mi>
        </msub>
        <mo stretchy="false">=</mo>
        <mtext>{</mtext>
      </mrow>
      <mrow>
        <mo fence="true" stretchy="false">[</mo>
        <mrow>
          <mn>2,1</mn>
        </mrow>
        <mo fence="true" stretchy="false">]</mo>
      </mrow>
      <mi>,</mi>
      <mrow>
        <mo fence="true" stretchy="false">[</mo>
        <mrow>
          <mrow>
            <mn>2</mn>
            <mi>,</mi>
            <mi>−</mi>
            <mn>1</mn>
          </mrow>
        </mrow>
        <mo fence="true" stretchy="false">]</mo>
      </mrow>
      <mi>,</mi>
      <mrow>
        <mo fence="true" stretchy="false">[</mo>
        <mrow>
          <mrow>
            <mi>−</mi>
            <mn>2,1</mn>
          </mrow>
        </mrow>
        <mo fence="true" stretchy="false">]</mo>
      </mrow>
      <mi>,</mi>
      <mrow>
        <mo fence="true" stretchy="false">[</mo>
        <mrow>
          <mrow>
            <mi>−</mi>
            <mn>2</mn>
            <mi>,</mi>
            <mi>−</mi>
            <mn>1</mn>
          </mrow>
        </mrow>
        <mo fence="true" stretchy="false">]</mo>
      </mrow>
      <mi>,</mi>
      <mrow>
        <mo fence="true" stretchy="false">[</mo>
        <mrow>
          <mn>1,2</mn>
        </mrow>
        <mo fence="true" stretchy="false">]</mo>
      </mrow>
      <mi>,</mi>
      <mrow>
        <mo fence="true" stretchy="false">[</mo>
        <mrow>
          <mrow>
            <mn>1</mn>
            <mi>,</mi>
            <mi>−</mi>
            <mn>2</mn>
          </mrow>
        </mrow>
        <mo fence="true" stretchy="false">]</mo>
      </mrow>
      <mi>,</mi>
      <mrow>
        <mo fence="true" stretchy="false">[</mo>
        <mrow>
          <mrow>
            <mi>−</mi>
            <mn>1,2</mn>
          </mrow>
        </mrow>
        <mo fence="true" stretchy="false">]</mo>
      </mrow>
      <mi>,</mi>
      <mrow>
        <mo fence="true" stretchy="false">[</mo>
        <mrow>
          <mrow>
            <mi>−</mi>
            <mn>1</mn>
            <mi>,</mi>
            <mi>−</mi>
            <mn>2</mn>
          </mrow>
        </mrow>
        <mo fence="true" stretchy="false">]</mo>
      </mrow>
      <mtext>}</mtext>
    </mrow>
    <annotation encoding="StarMath 5.0">K_xy = "{" [2,1] , [2,−1] , [−2,1] , [−2,−1] , [1,2] , [1,−2] , [−1,2] , [−1,−2] "}"</annotation>
  </semantics>
</math>
</file>

<file path=Object 16/content.xml><?xml version="1.0" encoding="utf-8"?>
<math xmlns="http://www.w3.org/1998/Math/MathML" display="block">
  <semantics>
    <mrow>
      <mrow>
        <mi>Κ</mi>
        <mo stretchy="false">≝</mo>
        <mi mathvariant="italic">Κούλης</mi>
      </mrow>
      <mi>,</mi>
      <mrow>
        <mi>Α</mi>
        <mo stretchy="false">≝</mo>
        <mi mathvariant="italic">Αλέξης</mi>
      </mrow>
      <mi>,</mi>
      <mrow>
        <mi>Β</mi>
        <mo stretchy="false">≝</mo>
        <mi mathvariant="italic">Βόλφγκανγ</mi>
      </mrow>
    </mrow>
    <annotation encoding="StarMath 5.0">Κ def Κούλης, Α def Αλέξης, Β def Βόλφγκανγ</annotation>
  </semantics>
</math>
</file>

<file path=Object 17/content.xml><?xml version="1.0" encoding="utf-8"?>
<math xmlns="http://www.w3.org/1998/Math/MathML" display="block">
  <semantics>
    <mrow>
      <mo stretchy="false">∀</mo>
      <mi>x</mi>
      <mo stretchy="false">∀</mo>
      <mi>y</mi>
      <mrow>
        <mrow>
          <mo fence="true" stretchy="false">(</mo>
          <mrow>
            <mrow>
              <mi>¬</mi>
              <mi mathvariant="italic">Πατέρας</mi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∨</mo>
                <mi>¬</mi>
              </mrow>
              <mi mathvariant="italic">Γυναίκα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∧</mo>
        <mo stretchy="false">∀</mo>
      </mrow>
      <mi>x</mi>
      <mo stretchy="false">∀</mo>
      <mi>y</mi>
      <mrow>
        <mo fence="true" stretchy="false">(</mo>
        <mrow>
          <mrow>
            <mi>¬</mi>
            <mi mathvariant="italic">Μητέρα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∨</mo>
              <mi mathvariant="italic">Γυναίκα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orall x forall y (¬Πατέρας(x, y) or ¬Γυναίκα(x)) and forall x forall y (¬Μητέρα(x, y) or Γυναίκα(x))</annotation>
  </semantics>
</math>
</file>

<file path=Object 18/content.xml><?xml version="1.0" encoding="utf-8"?>
<math xmlns="http://www.w3.org/1998/Math/MathML" display="block">
  <semantics>
    <mrow>
      <mo stretchy="false">∀</mo>
      <mi>x</mi>
      <mo stretchy="false">∀</mo>
      <mi>y</mi>
      <mrow>
        <mo fence="true" stretchy="false">[</mo>
        <mrow>
          <mrow>
            <mrow>
              <mo fence="true" stretchy="false">(</mo>
              <mrow>
                <mrow>
                  <mi>¬</mi>
                  <mi mathvariant="italic">Πατέρας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  <mo stretchy="false">∨</mo>
                    <mi>¬</mi>
                  </mrow>
                  <mi mathvariant="italic">Γυναίκα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i>¬</mi>
                  <mi mathvariant="italic">Μητέρα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  <mo stretchy="false">∨</mo>
                    <mi mathvariant="italic">Γυναίκα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]</mo>
      </mrow>
    </mrow>
    <annotation encoding="StarMath 5.0">forall x forall y [(¬Πατέρας(x, y) or ¬Γυναίκα(x)) and (¬Μητέρα(x, y) or Γυναίκα(x))]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i>¬</mi>
            <mi mathvariant="italic">Πατέρας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∨</mo>
              <mi>¬</mi>
            </mrow>
            <mi mathvariant="italic">Γυναίκα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o stretchy="false">∧</mo>
      <mrow>
        <mo fence="true" stretchy="false">(</mo>
        <mrow>
          <mrow>
            <mi>¬</mi>
            <mi mathvariant="italic">Μητέρα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∨</mo>
              <mi mathvariant="italic">Γυναίκα</mi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(¬Πατέρας(x, y) or ¬Γυναίκα(x)) and (¬Μητέρα(x, y) or Γυναίκα(x))</annotation>
  </semantics>
</math>
</file>

<file path=Object 2/content.xml><?xml version="1.0" encoding="utf-8"?>
<math xmlns="http://www.w3.org/1998/Math/MathML" display="block">
  <semantics>
    <mrow>
      <mrow>
        <mi>Σ</mi>
        <mo stretchy="false">≝</mo>
        <mi mathvariant="italic">Σταμάτης</mi>
      </mrow>
      <mi>,</mi>
      <mrow>
        <mi>Β</mi>
        <mo stretchy="false">≝</mo>
        <mi mathvariant="italic">Βερολίνο</mi>
      </mrow>
      <mi>,</mi>
      <mrow>
        <mi>Μ</mi>
        <mo stretchy="false">≝</mo>
        <mi mathvariant="italic">Μόσχα</mi>
      </mrow>
      <mi>,</mi>
      <mrow>
        <mi>Τ</mi>
        <mo stretchy="false">≝</mo>
        <mi mathvariant="italic">Τρίκαλα</mi>
      </mrow>
      <mi>,</mi>
      <mrow>
        <mi>Π</mi>
        <mo stretchy="false">≝</mo>
        <mi mathvariant="italic">παλτό</mi>
      </mrow>
    </mrow>
    <annotation encoding="StarMath 5.0">Σ def Σταμάτης, Β def Βερολίνο, Μ def Μόσχα, Τ def Τρίκαλα, Π def παλτό</annotation>
  </semantics>
</math>
</file>

<file path=Object 20/content.xml><?xml version="1.0" encoding="utf-8"?>
<math xmlns="http://www.w3.org/1998/Math/MathML" display="block">
  <semantics>
    <mrow>
      <mi>¬</mi>
      <mi mathvariant="italic">Πατέρας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∨</mo>
        <mi>¬</mi>
      </mrow>
      <mi mathvariant="italic">Μητέρα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¬Πατέρας(x, y) or ¬Μητέρα(x, y)</annotation>
  </semantics>
</math>
</file>

<file path=Object 21/content.xml><?xml version="1.0" encoding="utf-8"?>
<math xmlns="http://www.w3.org/1998/Math/MathML" display="block">
  <semantics>
    <mrow>
      <mi>¬</mi>
      <mi mathvariant="italic">Πατέρας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∨</mo>
        <mi>¬</mi>
      </mrow>
      <mi mathvariant="italic">Μητέρα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¬Πατέρας(x, y) or ¬Μητέρα(x, y)</annotation>
  </semantics>
</math>
</file>

<file path=Object 22/content.xml><?xml version="1.0" encoding="utf-8"?>
<math xmlns="http://www.w3.org/1998/Math/MathML" display="block">
  <semantics>
    <mrow>
      <mi mathvariant="italic">Μητέρα</mi>
      <mrow>
        <mo fence="true" stretchy="false">(</mo>
        <mrow>
          <mrow>
            <mi>Κ</mi>
            <mi>,</mi>
            <mi>Β</mi>
          </mrow>
        </mrow>
        <mo fence="true" stretchy="false">)</mo>
      </mrow>
    </mrow>
    <annotation encoding="StarMath 5.0">Μητέρα( Κ , Β )</annotation>
  </semantics>
</math>
</file>

<file path=Object 23/content.xml><?xml version="1.0" encoding="utf-8"?>
<math xmlns="http://www.w3.org/1998/Math/MathML" display="block">
  <semantics>
    <mrow>
      <mi>¬</mi>
      <mi mathvariant="italic">Πατέρας</mi>
      <mrow>
        <mo fence="true" stretchy="false">(</mo>
        <mrow>
          <mrow>
            <mi>Κ</mi>
            <mi>,</mi>
            <mi>y</mi>
          </mrow>
        </mrow>
        <mo fence="true" stretchy="false">)</mo>
      </mrow>
    </mrow>
    <annotation encoding="StarMath 5.0">¬Πατέρας(Κ, y)</annotation>
  </semantics>
</math>
</file>

<file path=Object 24/content.xml><?xml version="1.0" encoding="utf-8"?>
<math xmlns="http://www.w3.org/1998/Math/MathML" display="block">
  <semantics>
    <mrow>
      <mi mathvariant="italic">Πατέρας</mi>
      <mrow>
        <mo fence="true" stretchy="false">(</mo>
        <mrow>
          <mrow>
            <mi>Κ</mi>
            <mi>,</mi>
            <mi>Α</mi>
          </mrow>
        </mrow>
        <mo fence="true" stretchy="false">)</mo>
      </mrow>
    </mrow>
    <annotation encoding="StarMath 5.0">Πατέρας( Κ , Α )</annotation>
  </semantics>
</math>
</file>

<file path=Object 25/content.xml><?xml version="1.0" encoding="utf-8"?>
<math xmlns="http://www.w3.org/1998/Math/MathML" display="block">
  <semantics>
    <mrow>
      <mo stretchy="false">∀</mo>
      <mi>s</mi>
      <mi>L</mi>
      <mrow>
        <mo fence="true" stretchy="false">(</mo>
        <mrow>
          <mi>s</mi>
        </mrow>
        <mo fence="true" stretchy="false">)</mo>
      </mrow>
      <mo stretchy="false">⇒</mo>
      <mo stretchy="false">∃</mo>
      <mi>r</mi>
      <mi>C</mi>
      <mrow>
        <mrow>
          <mo fence="true" stretchy="false">(</mo>
          <mrow>
            <mrow>
              <mi>r</mi>
              <mi>,</mi>
              <mi>s</mi>
            </mrow>
          </mrow>
          <mo fence="true" stretchy="false">)</mo>
        </mrow>
        <mo stretchy="false">∧</mo>
        <mi>K</mi>
      </mrow>
      <mrow>
        <mo fence="true" stretchy="false">(</mo>
        <mrow>
          <mi>r</mi>
        </mrow>
        <mo fence="true" stretchy="false">)</mo>
      </mrow>
    </mrow>
    <annotation encoding="StarMath 5.0">forall s L( s ) drarrow exists r C( r , s ) and K( r )</annotation>
  </semantics>
</math>
</file>

<file path=Object 26/content.xml><?xml version="1.0" encoding="utf-8"?>
<math xmlns="http://www.w3.org/1998/Math/MathML" display="block">
  <semantics>
    <mrow>
      <mo stretchy="false">∀</mo>
      <mi>s</mi>
      <mrow>
        <mo stretchy="false">¬</mo>
        <mi>L</mi>
      </mrow>
      <mrow>
        <mo fence="true" stretchy="false">(</mo>
        <mrow>
          <mi>s</mi>
        </mrow>
        <mo fence="true" stretchy="false">)</mo>
      </mrow>
      <mo stretchy="false">⇒</mo>
      <mrow>
        <mo stretchy="false">¬</mo>
        <mo stretchy="false">∃</mo>
      </mrow>
      <mi>r</mi>
      <mi>C</mi>
      <mrow>
        <mrow>
          <mo fence="true" stretchy="false">(</mo>
          <mrow>
            <mrow>
              <mi>r</mi>
              <mi>,</mi>
              <mi>s</mi>
            </mrow>
          </mrow>
          <mo fence="true" stretchy="false">)</mo>
        </mrow>
        <mo stretchy="false">∧</mo>
        <mi>K</mi>
      </mrow>
      <mrow>
        <mo fence="true" stretchy="false">(</mo>
        <mrow>
          <mi>r</mi>
        </mrow>
        <mo fence="true" stretchy="false">)</mo>
      </mrow>
    </mrow>
    <annotation encoding="StarMath 5.0">forall s neg L( s ) drarrow neg exists r C( r , s ) and K( r )</annotation>
  </semantics>
</math>
</file>

<file path=Object 27/content.xml><?xml version="1.0" encoding="utf-8"?>
<math xmlns="http://www.w3.org/1998/Math/MathML" display="block">
  <semantics>
    <mrow>
      <mo stretchy="false">∀</mo>
      <mi>s</mi>
      <mi>L</mi>
      <mrow>
        <mo fence="true" stretchy="false">(</mo>
        <mrow>
          <mi>s</mi>
        </mrow>
        <mo fence="true" stretchy="false">)</mo>
      </mrow>
      <mo stretchy="false">⇔</mo>
      <mo stretchy="false">∃</mo>
      <mi>r</mi>
      <mi>C</mi>
      <mrow>
        <mrow>
          <mo fence="true" stretchy="false">(</mo>
          <mrow>
            <mrow>
              <mi>r</mi>
              <mi>,</mi>
              <mi>s</mi>
            </mrow>
          </mrow>
          <mo fence="true" stretchy="false">)</mo>
        </mrow>
        <mo stretchy="false">∧</mo>
        <mi>K</mi>
      </mrow>
      <mrow>
        <mo fence="true" stretchy="false">(</mo>
        <mrow>
          <mi>r</mi>
        </mrow>
        <mo fence="true" stretchy="false">)</mo>
      </mrow>
    </mrow>
    <annotation encoding="StarMath 5.0">forall s L( s ) dlrarrow exists r C( r , s ) and K( r )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m</mi>
                <mn>1</mn>
              </msub>
              <mo stretchy="false">∧</mo>
              <msub>
                <mi>m</mi>
                <mn>2</mn>
              </msub>
              <mo stretchy="false">∧</mo>
              <mn>...</mn>
              <mo stretchy="false">∧</mo>
              <msub>
                <mi>m</mi>
                <mi>n</mi>
              </msub>
            </mrow>
            <mo stretchy="false">⇒</mo>
            <mi>p</mi>
          </mrow>
        </mrow>
        <mo fence="true" stretchy="false">)</mo>
      </mrow>
      <mi>,</mi>
      <msub>
        <mi>q</mi>
        <mn>1</mn>
      </msub>
      <mi>,</mi>
      <msub>
        <mi>q</mi>
        <mn>2</mn>
      </msub>
      <mi>,</mi>
      <mn>...</mn>
      <msub>
        <mi>q</mi>
        <mn>3</mn>
      </msub>
    </mrow>
    <annotation encoding="StarMath 5.0">( m_1 and m_2 and ... and m_n drarrow p ), q_1, q_2, ... q_3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row>
            <msub>
              <mi>m</mi>
              <mn>1</mn>
            </msub>
            <mrow>
              <mi>σ</mi>
              <mo stretchy="false">∧</mo>
              <msub>
                <mi>m</mi>
                <mn>2</mn>
              </msub>
            </mrow>
            <mrow>
              <mi>σ</mi>
              <mo stretchy="false">∧</mo>
              <mn>...</mn>
              <mo stretchy="false">∧</mo>
              <msub>
                <mi>m</mi>
                <mi>n</mi>
              </msub>
            </mrow>
            <mi>σ</mi>
            <mo stretchy="false">⇒</mo>
            <mi mathvariant="italic">pσ</mi>
          </mrow>
        </mrow>
        <mo fence="true" stretchy="false">)</mo>
      </mrow>
      <mi>,</mi>
      <msub>
        <mi>q</mi>
        <mn>1</mn>
      </msub>
      <mi>σ</mi>
      <mi>,</mi>
      <msub>
        <mi>q</mi>
        <mn>2</mn>
      </msub>
      <mi>σ</mi>
      <mi>,</mi>
      <mn>...</mn>
      <msub>
        <mi>q</mi>
        <mn>3</mn>
      </msub>
      <mi>σ</mi>
    </mrow>
    <annotation encoding="StarMath 5.0">( m_1 σ and m_2 σ and ... and m_n σ drarrow pσ ), q_1 σ, q_2 σ, ... q_3 σ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 mathvariant="italic">Παλτό</mi>
            <mrow>
              <mrow>
                <mo fence="true" stretchy="false">(</mo>
                <mrow>
                  <msub>
                    <mi>Π</mi>
                    <mn>1</mn>
                  </msub>
                </mrow>
                <mo fence="true" stretchy="false">)</mo>
              </mrow>
              <mo stretchy="false">∧</mo>
              <mi mathvariant="italic">Φοράει</mi>
            </mrow>
            <mrow>
              <mo fence="true" stretchy="false">(</mo>
              <mrow>
                <mrow>
                  <mi>Σ</mi>
                  <mi>,</mi>
                  <msub>
                    <mi>Π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  <mo stretchy="false">∨</mo>
      <mrow>
        <mo fence="true" stretchy="false">(</mo>
        <mrow>
          <mrow>
            <mi mathvariant="italic">Παλτό</mi>
            <mrow>
              <mrow>
                <mo fence="true" stretchy="false">(</mo>
                <mrow>
                  <msub>
                    <mi>Π</mi>
                    <mn>1</mn>
                  </msub>
                </mrow>
                <mo fence="true" stretchy="false">)</mo>
              </mrow>
              <mo stretchy="false">∧</mo>
              <mi mathvariant="italic">Παλτό</mi>
            </mrow>
            <mrow>
              <mrow>
                <mo fence="true" stretchy="false">(</mo>
                <mrow>
                  <msub>
                    <mi>Π</mi>
                    <mn>2</mn>
                  </msub>
                </mrow>
                <mo fence="true" stretchy="false">)</mo>
              </mrow>
              <mo stretchy="false">∧</mo>
              <mi mathvariant="italic">Φοράει</mi>
            </mrow>
            <mrow>
              <mrow>
                <mo fence="true" stretchy="false">(</mo>
                <mrow>
                  <mrow>
                    <mi>Σ</mi>
                    <mi>,</mi>
                    <msub>
                      <mi>Π</mi>
                      <mn>1</mn>
                    </msub>
                  </mrow>
                </mrow>
                <mo fence="true" stretchy="false">)</mo>
              </mrow>
              <mo stretchy="false">∧</mo>
              <mi mathvariant="italic">Φοράει</mi>
            </mrow>
            <mrow>
              <mo fence="true" stretchy="false">(</mo>
              <mrow>
                <mrow>
                  <mi>Σ</mi>
                  <mi>,</mi>
                  <msub>
                    <mi>Π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Παλτό(Π_1) and Φοράει(Σ,Π_1)) or (Παλτό(Π_1) and Παλτό(Π_2) and Φοράει(Σ,Π_1) and Φοράει(Σ,Π_2))</annotation>
  </semantics>
</math>
</file>

<file path=Object 30/content.xml><?xml version="1.0" encoding="utf-8"?>
<math xmlns="http://www.w3.org/1998/Math/MathML" display="block">
  <semantics>
    <mrow>
      <msub>
        <mi>m</mi>
        <mi>i</mi>
      </msub>
      <mrow>
        <mi>σ</mi>
        <mo stretchy="false">=</mo>
        <msub>
          <mi>q</mi>
          <mi>i</mi>
        </msub>
      </mrow>
      <mi>σ</mi>
    </mrow>
    <annotation encoding="StarMath 5.0">m_i σ = q_i σ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sub>
              <mi>q</mi>
              <mn>1</mn>
            </msub>
            <mrow>
              <mi>σ</mi>
              <mo stretchy="false">∧</mo>
              <msub>
                <mi>q</mi>
                <mn>2</mn>
              </msub>
            </mrow>
            <mrow>
              <mi>σ</mi>
              <mo stretchy="false">∧</mo>
              <mn>...</mn>
              <mo stretchy="false">∧</mo>
              <msub>
                <mi>q</mi>
                <mi>n</mi>
              </msub>
            </mrow>
            <mi>σ</mi>
            <mo stretchy="false">⇒</mo>
            <mi mathvariant="italic">pσ</mi>
          </mrow>
        </mrow>
        <mo fence="true" stretchy="false">)</mo>
      </mrow>
      <mi>,</mi>
      <msub>
        <mi>q</mi>
        <mn>1</mn>
      </msub>
      <mi>σ</mi>
      <mi>,</mi>
      <msub>
        <mi>q</mi>
        <mn>2</mn>
      </msub>
      <mi>σ</mi>
      <mi>,</mi>
      <mn>...</mn>
      <msub>
        <mi>q</mi>
        <mn>3</mn>
      </msub>
      <mi>σ</mi>
    </mrow>
    <annotation encoding="StarMath 5.0">( q_1 σ and q_2 σ and ... and q_n σ drarrow pσ ), q_1 σ, q_2 σ, ... q_3 σ</annotation>
  </semantics>
</math>
</file>

<file path=Object 4/content.xml><?xml version="1.0" encoding="utf-8"?>
<math xmlns="http://www.w3.org/1998/Math/MathML" display="block">
  <semantics>
    <mrow>
      <mi mathvariant="italic">Καλά</mi>
      <mrow>
        <mrow>
          <mo fence="true" stretchy="false">(</mo>
          <mrow>
            <mi>Π</mi>
          </mrow>
          <mo fence="true" stretchy="false">)</mo>
        </mrow>
        <mo stretchy="false">∨</mo>
        <mi mathvariant="italic">Ριχτά</mi>
      </mrow>
      <mrow>
        <mo fence="true" stretchy="false">(</mo>
        <mrow>
          <mi>Π</mi>
        </mrow>
        <mo fence="true" stretchy="false">)</mo>
      </mrow>
    </mrow>
    <annotation encoding="StarMath 5.0">Καλά(Π) or Ριχτά(Π)</annotation>
  </semantics>
</math>
</file>

<file path=Object 5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 mathvariant="italic">Παλτό</mi>
              <mrow>
                <mrow>
                  <mo fence="true" stretchy="false">(</mo>
                  <mrow>
                    <msub>
                      <mi>Π</mi>
                      <mn>1</mn>
                    </msub>
                  </mrow>
                  <mo fence="true" stretchy="false">)</mo>
                </mrow>
                <mo stretchy="false">∧</mo>
                <mi mathvariant="italic">Παλτό</mi>
              </mrow>
              <mrow>
                <mrow>
                  <mo fence="true" stretchy="false">(</mo>
                  <mrow>
                    <msub>
                      <mi>Π</mi>
                      <mn>2</mn>
                    </msub>
                  </mrow>
                  <mo fence="true" stretchy="false">)</mo>
                </mrow>
                <mo stretchy="false">∧</mo>
                <mi mathvariant="italic">Φοράει</mi>
              </mrow>
              <mrow>
                <mrow>
                  <mo fence="true" stretchy="false">(</mo>
                  <mrow>
                    <mrow>
                      <mi>Σ</mi>
                      <mi>,</mi>
                      <msub>
                        <mi>Π</mi>
                        <mn>1</mn>
                      </msub>
                    </mrow>
                  </mrow>
                  <mo fence="true" stretchy="false">)</mo>
                </mrow>
                <mo stretchy="false">∧</mo>
                <mi mathvariant="italic">Φοράει</mi>
              </mrow>
              <mrow>
                <mo fence="true" stretchy="false">(</mo>
                <mrow>
                  <mrow>
                    <mi>Σ</mi>
                    <mi>,</mi>
                    <msub>
                      <mi>Π</mi>
                      <mn>2</mn>
                    </msub>
                  </mrow>
                </mrow>
                <mo fence="true" stretchy="false">)</mo>
              </mrow>
            </mrow>
          </mrow>
          <mo fence="true" stretchy="false">)</mo>
        </mrow>
      </mrow>
      <mo stretchy="false">∨</mo>
      <mrow>
        <mo fence="true" stretchy="false">(</mo>
        <mrow>
          <mrow>
            <mi mathvariant="italic">Καλά</mi>
            <mrow>
              <mrow>
                <mo fence="true" stretchy="false">(</mo>
                <mrow>
                  <msub>
                    <mi>Π</mi>
                    <mn>1</mn>
                  </msub>
                </mrow>
                <mo fence="true" stretchy="false">)</mo>
              </mrow>
              <mo stretchy="false">∨</mo>
              <mi mathvariant="italic">Καλά</mi>
            </mrow>
            <mrow>
              <mo fence="true" stretchy="false">(</mo>
              <mrow>
                <msub>
                  <mi>Π</mi>
                  <mn>2</mn>
                </msub>
              </mrow>
              <mo fence="true" stretchy="false">)</mo>
            </mrow>
          </mrow>
        </mrow>
        <mo fence="true" stretchy="false">)</mo>
      </mrow>
    </mrow>
    <annotation encoding="StarMath 5.0">neg ( Παλτό(Π_1) and Παλτό(Π_2) and Φοράει(Σ,Π_1) and Φοράει(Σ,Π_2)) or ( Καλά(Π_1) or Καλά(Π_2) )</annotation>
  </semantics>
</math>
</file>

<file path=Object 6/content.xml><?xml version="1.0" encoding="utf-8"?>
<math xmlns="http://www.w3.org/1998/Math/MathML" display="block">
  <semantics>
    <mrow>
      <mi mathvariant="italic">Διψάει</mi>
      <mrow>
        <mo fence="true" stretchy="false">(</mo>
        <mrow>
          <mi>Γ</mi>
        </mrow>
        <mo fence="true" stretchy="false">)</mo>
      </mrow>
      <mo stretchy="false">⇒</mo>
      <mi mathvariant="italic">Πίνει</mi>
      <mrow>
        <mo fence="true" stretchy="false">(</mo>
        <mrow>
          <mrow>
            <mi>Γ</mi>
            <mi>,</mi>
            <mi>Ν</mi>
          </mrow>
        </mrow>
        <mo fence="true" stretchy="false">)</mo>
      </mrow>
    </mrow>
    <annotation encoding="StarMath 5.0">Διψάει( Γ ) drarrow Πίνει( Γ , Ν )</annotation>
  </semantics>
</math>
</file>

<file path=Object 7/content.xml><?xml version="1.0" encoding="utf-8"?>
<math xmlns="http://www.w3.org/1998/Math/MathML" display="block">
  <semantics>
    <mrow>
      <mrow>
        <mi>Γ</mi>
        <mo stretchy="false">≝</mo>
        <mi mathvariant="italic">Γιαννάκης</mi>
      </mrow>
      <mi>,</mi>
      <mrow>
        <mi>Ν</mi>
        <mo stretchy="false">≝</mo>
        <mi mathvariant="italic">Νερό</mi>
      </mrow>
    </mrow>
    <annotation encoding="StarMath 5.0">Γ def Γιαννάκης, Ν def Νερό</annotation>
  </semantics>
</math>
</file>

<file path=Object 8/content.xml><?xml version="1.0" encoding="utf-8"?>
<math xmlns="http://www.w3.org/1998/Math/MathML" display="block">
  <semantics>
    <mrow>
      <mrow>
        <mo stretchy="false">¬</mo>
        <mi mathvariant="italic">Πίνει</mi>
      </mrow>
      <mrow>
        <mo fence="true" stretchy="false">(</mo>
        <mrow>
          <mrow>
            <mi>Γ</mi>
            <mi>,</mi>
            <mi>Ν</mi>
          </mrow>
        </mrow>
        <mo fence="true" stretchy="false">)</mo>
      </mrow>
      <mo stretchy="false">⇒</mo>
      <mrow>
        <mo stretchy="false">¬</mo>
        <mi mathvariant="italic">Διψάει</mi>
      </mrow>
      <mrow>
        <mo fence="true" stretchy="false">(</mo>
        <mrow>
          <mi>Γ</mi>
        </mrow>
        <mo fence="true" stretchy="false">)</mo>
      </mrow>
    </mrow>
    <annotation encoding="StarMath 5.0">neg Πίνει( Γ , Ν ) drarrow neg Διψάει( Γ )</annotation>
  </semantics>
</math>
</file>

<file path=Object 9/content.xml><?xml version="1.0" encoding="utf-8"?>
<math xmlns="http://www.w3.org/1998/Math/MathML" display="block">
  <semantics>
    <mrow>
      <mrow>
        <mo stretchy="false">¬</mo>
        <mi mathvariant="italic">Διψάει</mi>
      </mrow>
      <mrow>
        <mo fence="true" stretchy="false">(</mo>
        <mrow>
          <mi>Γ</mi>
        </mrow>
        <mo fence="true" stretchy="false">)</mo>
      </mrow>
      <mo stretchy="false">⇒</mo>
      <mrow>
        <mo stretchy="false">¬</mo>
        <mi mathvariant="italic">Πίνει</mi>
      </mrow>
      <mrow>
        <mo fence="true" stretchy="false">(</mo>
        <mrow>
          <mrow>
            <mi>Γ</mi>
            <mi>,</mi>
            <mi>Ν</mi>
          </mrow>
        </mrow>
        <mo fence="true" stretchy="false">)</mo>
      </mrow>
    </mrow>
    <annotation encoding="StarMath 5.0">neg Διψάει( Γ ) drarrow neg Πίνει( Γ , Ν )</annotation>
  </semantics>
</math>
</file>